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6600ff"/>
    </style:style>
    <style:style style:name="T9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10" style:family="text">
      <style:text-properties fo:font-size="10pt" style:font-name-asian="Courier New" style:font-name-complex="Courier New" style:font-size-asian="10pt" style:font-size-complex="10pt"/>
    </style:style>
    <style:style style:name="T11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2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Courier New" style:font-name-complex="Courier New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card_list, int qty = </text:span><text:span text:style-name="T3">getListFromCharacterActions</text:span><text:span text:style-name="T4">(PLAYER, bool passCharacter)</text:span></text:p>
          </table:table-cell>
        </table:table-row>
        <table:table-row table:style-name="ro1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1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1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board_card = <text:span text:style-name="T1">getCARD</text:span>(TARGET deck)</text:p>
          </table:table-cell>
        </table:table-row>
        <table:table-row table:style-name="ro1">
          <table:table-cell/>
          <table:table-cell office:value-type="string" calcext:value-type="string">
            <text:p>TARGET card = <text:span text:style-name="T1">makeTargetFromCARD</text:span>(CARD board_car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1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1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is_info = </text:span><text:span text:style-name="T3">isInfoCARD</text:span><text:span text:style-name="T4">(CARD card, string substring</text:span>)</text:p>
          </table:table-cell>
        </table:table-row>
        <table:table-row table:style-name="ro1">
          <table:table-cell/>
          <table:table-cell office:value-type="string" calcext:value-type="string">
            <text:p>bool is_boss = <text:span text:style-name="T1">isBossCARD</text:span><text:span text:style-name="T6">(CARD card)</text:span></text:p>
          </table:table-cell>
        </table:table-row>
        <table:table-row table:style-name="ro1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1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1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1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5">LIST card = </text:span><text:span text:style-name="T3">takeTargetCardFromDeck</text:span><text:span text:style-name="T4">(PLAYER,</text:span>TARGET card,DECK from_deck)</text:p>
          </table:table-cell>
        </table:table-row>
        <table:table-row table:style-name="ro1">
          <table:table-cell/>
          <table:table-cell office:value-type="string" calcext:value-type="string">
            <text:p>LIST cards_taken = <text:span text:style-name="T1">takeCardsFromDeck</text:span>(PLAYER,DECK deck_list, int qty)</text:p>
          </table:table-cell>
        </table:table-row>
        <table:table-row table:style-name="ro1">
          <table:table-cell/>
          <table:table-cell office:value-type="string" calcext:value-type="string">
            <text:p>LIST from, LIST card = <text:span text:style-name="T1">takeNextCardsFromList</text:span>(LIST from,int qty)</text:p>
          </table:table-cell>
        </table:table-row>
        <table:table-row table:style-name="ro1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LIST out_list = </text:span><text:span text:style-name="T3">takeTargetCardFromListToDeck</text:span><text:span text:style-name="T4">(PLAYER,</text:span>DECK deck_list,LIST out_list,TARGET card_to_take,ZTCG_DECKORI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7">moveCards</text:span><text:span text:style-name="T4">(PLAYER,</text:span>DECK from_deck,DECK to_deck,ZTCG_STRING take,ZTCG_STRING put,int va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LIST from = </text:span><text:span text:style-name="T3">moveCardsFromListToDeck</text:span><text:span text:style-name="T4">(PLAYER,</text:span>LIST from,DECK to_deck,ZTCG_DECKMOVE (take),ZTCG_DECKMOVE (put),int 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1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bool ret = </text:span><text:span text:style-name="T1">hasSharedFlags</text:span>(ZTCG_TYPE (<text:span text:style-name="T8">flag</text:span>), ZTCG_TYPE (<text:span text:style-name="T8">flag</text:span>)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hasSharedFlagsCARD</text:span>(CARD card, ZTCG_FLAGTYPE, ZTCG_TYPE (<text:span text:style-name="T8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ZTCG_TYPE val = <text:span text:style-name="T1">decodeZtcgFlag</text:span>(ZTCG_TYPE (<text:span text:style-name="T8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<text:span text:style-name="T7">insertCardNextAction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pan text:style-name="T7">insertCardTurnAction</text:span><text:span text:style-name="T4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GameValue</text:span>(int pos, int new_value (<text:span text:style-name="T8">ZTCG_ID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under = <text:span text:style-name="T1">putCardUnder</text:span>(CARD card,TARGET card_under) //take first card of the list only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1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1">
          <table:table-cell/>
          <table:table-cell office:value-type="string" calcext:value-type="string">
            <text:p>int count = <text:span text:style-name="T1">countCardsUnder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LIST cards_under = <text:span text:style-name="T1">makeListCardsUnder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pet = <text:span text:style-name="T1">isPetOnPlayerTable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1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1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1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makePrompt</text:span>(PLAYER,bool isYesNo,string text,string subtxt, WILD const1,WILD const2,string opt1,string opt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<text:span text:style-name="T9">insertTimedAura</text:span><text:span text:style-name="T10">(PLAYER, int cardid, int turns)</text:span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1">int count = </text:span><text:span text:style-name="T12">countTimedAura</text:span><text:span text:style-name="T10">(PLAYER, int cardid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Buff</text:span>(CARD card,CARD source,int incAtk,int incHp,int incDef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1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locate</text:span><text:span text:style-name="T4">(PLAYER, ZTCG_LOCATEMODE, ZTCG_ELEMENT (flag)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7">levelUp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levelUpScout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mentPlayerLevel</text:span><text:span text:style-name="T6">(PLAYER, int leve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bool res = isLevelUpTurn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7">swapCharacterActions</text:span><text:span text:style-name="T4">(PLAYER,, CARD cardA</text:span> CARD cardB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playRps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playClash</text:span><text:span text:style-name="T4">(PLAYER)</text:span></text:p>
          </table:table-cell>
        </table:table-row>
        <table:table-row table:style-name="ro1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coutMob</text:span>(PLAYER,ZTCG_SCOUTMODE,ZTCG_ELEMENT (flag)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7">discardCardRandom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peekNext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characterActions</text:span><text:span text:style-name="T6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monsterAttacks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oRepeatCharacterAction</text:span>(PLAYER,bool underCharacter, int coun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7">doRepeatCharacterActionTrigger</text:span><text:span text:style-name="T4">(PLAYER,bool underCharacter, int count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Monster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Equipment</text:span><text:span text:style-name="T6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used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1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Away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Away</text:span>(PLAYER,CARD card,int turn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2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7">newCardLevelDrop</text:span><text:span text:style-name="T4">(CARD card,CARD src,int newLD</text:span><text:span text:style-name="T13">, int turns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7">removeCardLevelDrop</text:span><text:span text:style-name="T4">(CARD card,CARD src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LD = </text:span><text:span text:style-name="T1">getCardLevelDrop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 TOTAL: 135 functions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int duration = </text:span><text:span text:style-name="T1">getEffectDura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, int g, int b, int a = </text:span><text:span text:style-name="T1">getEffectTi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x, int y = </text:span><text:span text:style-name="T1">getEffectPosi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dx, int dy = </text:span><text:span text:style-name="T1">getEffectMoveme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x, int ry = </text:span><text:span text:style-name="T1">getEffectRandomMov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sx, int rsy = </text:span><text:span text:style-name="T1">getEffectRandomStep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x,y = </text:span><text:span text:style-name="T1">getEffectSca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cx, int cy = </text:span><text:span text:style-name="T1">getEffectRotationCenter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angle = </text:span><text:span text:style-name="T1">getEffectRotationAng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FLAG flags = </text:span><text:span text:style-name="T1">getEffect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BLEND op, ZTCG_BLENDMODE src, ZTCG_BLENDMODE dest = </text:span><text:span text:style-name="T1">getEffectBlending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14:08:11.73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7DT21H16M29S</meta:editing-duration>
    <meta:editing-cycles>49</meta:editing-cycles>
    <meta:generator>LibreOffice/7.2.1.2$Windows_X86_64 LibreOffice_project/87b77fad49947c1441b67c559c339af8f3517e22</meta:generator>
    <dc:date>2022-12-13T14:47:03.470000000</dc:date>
    <meta:document-statistic meta:table-count="3" meta:cell-count="219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